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7cm" fo:margin-right="0cm" fo:text-align="center" fo:text-indent="-1.27cm"/>
    </style:style>
    <style:style style:name="P3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text-indent="-1.27cm"/>
    </style:style>
    <style:style style:name="P10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11" style:family="paragraph">
      <style:paragraph-properties fo:margin-left="1.27cm" fo:margin-right="0cm" fo:text-indent="-1.27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cm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paragraph-properties fo:margin-left="1.27cm" fo:margin-right="0cm" fo:text-indent="-1.27cm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" fo:font-size="35pt" fo:text-shadow="none" fo:font-weight="bold" style:font-size-asian="35pt" style:font-weight-asian="bold" style:font-size-complex="35pt" style:font-weight-complex="bold"/>
    </style:style>
    <style:style style:name="T5" style:family="text">
      <style:text-properties fo:color="#000000" style:font-name="Segoe UI" fo:font-size="34pt" fo:text-shadow="none" fo:font-weight="bold" style:font-size-asian="34pt" style:font-weight-asian="bold" style:font-size-complex="34pt" style:font-weight-complex="bold"/>
    </style:style>
    <style:style style:name="T6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8" style:family="text">
      <style:text-properties fo:color="#ffffff" style:font-name="Segoe UI" fo:font-size="16pt" fo:text-shadow="1pt 1pt" fo:font-weight="normal" style:font-size-asian="16pt" style:font-weight-asian="normal" style:font-size-complex="16pt" style:font-weight-complex="normal"/>
    </style:style>
    <style:style style:name="T9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3" draw:layer="layout" svg:width="25.146cm" svg:height="3.063cm" svg:x="1.524cm" svg:y="0.508cm">
          <draw:text-box>
            <text:p text:style-name="P1"><text:span text:style-name="T1">HYMN #544</text:span></text:p>
            <text:p text:style-name="P2"><text:span text:style-name="T2">”</text:span><text:span text:style-name="T3">O Love, How Deep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6" draw:layer="layout" svg:width="25.146cm" svg:height="6.964cm" svg:x="1.524cm" svg:y="0.508cm">
          <draw:text-box>
            <text:p text:style-name="P5"><text:span text:style-name="T4">1. </text:span><text:span text:style-name="T5">O love, how deep, how broad, how high,</text:span><text:span text:style-name="T6"><text:line-break/></text:span><text:span text:style-name="T6"> <text:s text:c="3"/>Beyond all thought and fantasy,</text:span><text:span text:style-name="T6"><text:line-break/></text:span><text:span text:style-name="T6"> <text:s text:c="3"/>That God, the Son of God, should take</text:span><text:span text:style-name="T6"><text:line-break/></text:span><text:span text:style-name="T6"> <text:s text:c="3"/>Our mortal form for mortals’ sak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8" draw:layer="layout" svg:width="25.146cm" svg:height="7.011cm" svg:x="1.524cm" svg:y="0.508cm">
          <draw:text-box>
            <text:p text:style-name="P5"><text:span text:style-name="T6">2. He sent no angel to our race,</text:span><text:span text:style-name="T6"><text:line-break/></text:span><text:span text:style-name="T6"> <text:s text:c="3"/>Of higher or of lower place,</text:span><text:span text:style-name="T6"><text:line-break/></text:span><text:span text:style-name="T6"> <text:s text:c="3"/>But wore the robe of human frame,</text:span><text:span text:style-name="T6"><text:line-break/></text:span><text:span text:style-name="T6"> <text:s text:c="3"/>And to this world Himself He c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10" draw:layer="layout" svg:width="25.146cm" svg:height="7.011cm" svg:x="1.524cm" svg:y="0.508cm">
          <draw:text-box>
            <text:p text:style-name="P9"><text:span text:style-name="T6">3. For us baptized, for us He bore</text:span><text:span text:style-name="T6"><text:line-break/></text:span><text:span text:style-name="T6">His holy fast and hungered sore;</text:span><text:span text:style-name="T6"><text:line-break/></text:span><text:span text:style-name="T6">For us temptation sharp He knew;</text:span><text:span text:style-name="T6"><text:line-break/></text:span><text:span text:style-name="T6">For us the tempter overthrew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10" draw:layer="layout" svg:width="25.146cm" svg:height="7.011cm" svg:x="1.524cm" svg:y="0.508cm">
          <draw:text-box>
            <text:p text:style-name="P9"><text:span text:style-name="T6">4. For us He prayed; for us He taught;</text:span><text:span text:style-name="T6"><text:line-break/></text:span><text:span text:style-name="T6">For us His daily works He wrought,</text:span><text:span text:style-name="T6"><text:line-break/></text:span><text:span text:style-name="T6">By words and signs and actions thus</text:span><text:span text:style-name="T6"><text:line-break/></text:span><text:span text:style-name="T6">Still seeking not Himself but us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4" draw:text-style-name="P8" draw:layer="layout" svg:width="25.146cm" svg:height="8.701cm" svg:x="1.524cm" svg:y="0.508cm">
          <draw:text-box>
            <text:p text:style-name="P11"><text:span text:style-name="T6">5. For us by wickedness betrayed,</text:span><text:span text:style-name="T6"><text:line-break/></text:span><text:span text:style-name="T6">For us, in crown of thorns arrayed,</text:span><text:span text:style-name="T6"><text:line-break/></text:span><text:span text:style-name="T6">He bore the shameful cross and death;</text:span><text:span text:style-name="T6"><text:line-break/></text:span><text:span text:style-name="T6">For us He gave His dying breath.</text:span></text:p>
            <text:p text:style-name="P12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5" draw:text-style-name="P13" draw:layer="layout" svg:width="25.146cm" svg:height="7.011cm" svg:x="1.524cm" svg:y="0.508cm">
          <draw:text-box>
            <text:p text:style-name="P9"><text:span text:style-name="T6">6. For us He rose from death again;</text:span><text:span text:style-name="T6"><text:line-break/></text:span><text:span text:style-name="T6">For us He went on high to reign;</text:span><text:span text:style-name="T6"><text:line-break/></text:span><text:span text:style-name="T6">For us He sent His Spirit here</text:span><text:span text:style-name="T6"><text:line-break/></text:span><text:span text:style-name="T6">To guide, to strengthen, and to cheer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6" draw:text-style-name="P13" draw:layer="layout" svg:width="25.146cm" svg:height="13.715cm" svg:x="1.524cm" svg:y="0.508cm">
          <draw:text-box>
            <text:p text:style-name="P9"><text:span text:style-name="T6">7. <text:s/>All glory to our Lord and God</text:span><text:span text:style-name="T6"><text:line-break/></text:span><text:span text:style-name="T6">For love so deep, so high, so broad;</text:span><text:span text:style-name="T6"><text:line-break/></text:span><text:span text:style-name="T6">The Trinity whom we adore</text:span><text:span text:style-name="T6"><text:line-break/></text:span><text:span text:style-name="T6">Forever and forevermore.</text:span></text:p>
            <text:p><text:span text:style-name="T7"><text:line-break/></text:span><text:span text:style-name="T7"/></text:p>
            <text:p><text:span text:style-name="T8"/></text:p>
            <text:p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6:33:25.015000000</meta:creation-date>
    <dc:date>2019-01-13T20:01:23.743000000</dc:date>
    <meta:editing-duration>PT16M11S</meta:editing-duration>
    <meta:editing-cycles>4</meta:editing-cycles>
    <meta:generator>LibreOffice/6.0.7.3$Windows_X86_64 LibreOffice_project/dc89aa7a9eabfd848af146d5086077aeed2ae4a5</meta:generator>
    <meta:document-statistic meta:object-count="141"/>
  </office:meta>
</office:document-meta>
</file>